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>
      <style:text-properties fo:color="#ff3333"/>
    </style:style>
    <style:style style:name="P5" style:family="paragraph">
      <style:text-properties fo:color="#ff3333"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ff3333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1.701cm" svg:height="1.663cm" svg:x="5.132cm" svg:y="9.74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11.348cm" svg:y="6.538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1.701cm" svg:height="1.663cm" svg:x="9.137cm" svg:y="9.452cm">
          <text:p text:style-name="P3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3" draw:text-style-name="P1" xml:id="id17" draw:id="id17" draw:layer="layout" svg:width="1.701cm" svg:height="1.663cm" svg:x="20.123cm" svg:y="10.43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701cm" svg:height="1.663cm" svg:x="20.994cm" svg:y="1.7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  <draw:frame draw:style-name="gr6" draw:text-style-name="P5" draw:layer="layout" svg:width="1.014cm" svg:height="1.28cm" svg:x="1.783cm" svg:y="3.887cm">
          <draw:text-box>
            <text:p text:style-name="P4"><text:span text:style-name="T3">1</text:span></text:p>
          </draw:text-box>
        </draw:frame>
        <draw:frame draw:style-name="gr6" draw:text-style-name="P5" draw:layer="layout" svg:width="1.014cm" svg:height="1.28cm" svg:x="3.783cm" svg:y="6.087cm">
          <draw:text-box>
            <text:p text:style-name="P4"><text:span text:style-name="T3">2</text:span></text:p>
          </draw:text-box>
        </draw:frame>
        <draw:frame draw:style-name="gr6" draw:text-style-name="P5" draw:layer="layout" svg:width="1.014cm" svg:height="1.28cm" svg:x="4.183cm" svg:y="10.387cm">
          <draw:text-box>
            <text:p text:style-name="P4"><text:span text:style-name="T3">3</text:span></text:p>
          </draw:text-box>
        </draw:frame>
        <draw:frame draw:style-name="gr6" draw:text-style-name="P5" draw:layer="layout" svg:width="1.014cm" svg:height="1.28cm" svg:x="6.583cm" svg:y="13.787cm">
          <draw:text-box>
            <text:p text:style-name="P4"><text:span text:style-name="T3">4</text:span></text:p>
          </draw:text-box>
        </draw:frame>
        <draw:frame draw:style-name="gr6" draw:text-style-name="P5" draw:layer="layout" svg:width="1.014cm" svg:height="1.28cm" svg:x="12.883cm" svg:y="16.587cm">
          <draw:text-box>
            <text:p text:style-name="P4"><text:span text:style-name="T3">5</text:span></text:p>
          </draw:text-box>
        </draw:frame>
        <draw:frame draw:style-name="gr6" draw:text-style-name="P5" draw:layer="layout" svg:width="1.014cm" svg:height="1.28cm" svg:x="17.883cm" svg:y="13.187cm">
          <draw:text-box>
            <text:p text:style-name="P4"><text:span text:style-name="T3">6</text:span></text:p>
          </draw:text-box>
        </draw:frame>
        <draw:frame draw:style-name="gr6" draw:text-style-name="P5" draw:layer="layout" svg:width="1.014cm" svg:height="1.28cm" svg:x="17.483cm" svg:y="8.987cm">
          <draw:text-box>
            <text:p text:style-name="P4"><text:span text:style-name="T3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7T11:07:47.325877744</dc:date>
    <dc:creator>elucterio </dc:creator>
    <meta:editing-duration>PT8H46M3S</meta:editing-duration>
    <meta:editing-cycles>59</meta:editing-cycles>
    <meta:generator>LibreOffice/4.2.8.2$Linux_X86_64 LibreOffice_project/420m0$Build-2</meta:generator>
    <meta:document-statistic meta:object-count="42"/>
  </office:meta>
</office:document-meta>
</file>